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7f1" officeooo:paragraph-rsid="000967f1"/>
    </style:style>
    <style:style style:name="P2" style:family="paragraph" style:parent-style-name="Standard">
      <style:text-properties fo:font-size="16pt" officeooo:rsid="000967f1" officeooo:paragraph-rsid="000967f1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to reproduce:</text:p>
      <text:p text:style-name="P2"/>
      <text:p text:style-name="P2">1. try on laptop.</text:p>
      <text:p text:style-name="P2">2. see black screen</text:p>
      <text:p text:style-name="P2">3. sometimes white flash line</text:p>
      <text:p text:style-name="P2"/>
      <text:p text:style-name="P2">notes:</text:p>
      <text:p text:style-name="P1"><text:span text:style-name="T1">- followed steps </text:span><text:a xlink:type="simple" xlink:href="https://support.system76.com/articles/power-on-failure-laptop/" text:style-name="Internet_20_link" text:visited-style-name="Visited_20_Internet_20_Link"><text:span text:style-name="T1">https://support.system76.com/articles/power-on-failure-laptop/</text:span></text:a><text:span text:style-name="T1"> - did not helped</text:span></text:p>
      <text:p text:style-name="P2">- laptop does not have disk and wifi. I took them to use in other laptop.</text:p>
      <text:p text:style-name="P2"/>
      <text:p text:style-name="P2">references:</text:p>
      <text:p text:style-name="P1"><text:span text:style-name="T1">- </text:span><text:a xlink:type="simple" xlink:href="https://www.reddit.com/r/System76/comments/zl6s8l/comment/j04scjz/?utm_source=share&amp;utm_medium=web3x&amp;utm_name=web3xcss&amp;utm_term=1&amp;utm_content=share_button" text:style-name="Internet_20_link" text:visited-style-name="Visited_20_Internet_20_Link"><text:span text:style-name="T1">https://www.reddit.com/r/System76/comments/zl6s8l/comment/j04scjz/?utm_source=share&amp;utm_medium=web3x&amp;utm_name=web3xcss&amp;utm_term=1&amp;utm_content=share_button</text:span></text:a></text:p>
      <text:p text:style-name="P2"/>
      <text:p text:style-name="P1"><text:span text:style-name="T1">- recording of my video </text:span><text:a xlink:type="simple" xlink:href="https://www.youtube.com/watch?v=vCiFLQCjrlQ" text:style-name="Internet_20_link" text:visited-style-name="Visited_20_Internet_20_Link"><text:span text:style-name="T1">https://www.youtube.com/watch?v=vCiFLQCjrlQ</text:span>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06:58.075989346</meta:creation-date>
    <dc:date>2024-04-05T11:12:53.334837003</dc:date>
    <meta:editing-duration>PT5M5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0" meta:character-count="500" meta:non-whitespace-character-count="460"/>
  </office:meta>
</office:document-meta>
</file>